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/>
      <style:text-properties officeooo:rsid="001e4c4f" officeooo:paragraph-rsid="001e4c4f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1d11e2" officeooo:paragraph-rsid="001d11e2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1d11e2" officeooo:paragraph-rsid="001f8005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2c94e3" officeooo:paragraph-rsid="002c94e3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2e27c8" officeooo:paragraph-rsid="002e27c8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3936c4" officeooo:paragraph-rsid="00450c98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409cf5" officeooo:paragraph-rsid="00409cf5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38cdf4" officeooo:paragraph-rsid="0038cdf4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3e9f52" officeooo:paragraph-rsid="00409cf5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409cf5" officeooo:paragraph-rsid="00409cf5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409cf5" officeooo:paragraph-rsid="004e9929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/>
      <style:text-properties officeooo:rsid="001f8005" officeooo:paragraph-rsid="004818f4"/>
    </style:style>
    <style:style style:name="T1" style:family="text">
      <style:text-properties officeooo:rsid="001e4c4f"/>
    </style:style>
    <style:style style:name="T2" style:family="text">
      <style:text-properties officeooo:rsid="001ed528"/>
    </style:style>
    <style:style style:name="T3" style:family="text">
      <style:text-properties officeooo:rsid="001f8005"/>
    </style:style>
    <style:style style:name="T4" style:family="text">
      <style:text-properties officeooo:rsid="001f8b1d"/>
    </style:style>
    <style:style style:name="T5" style:family="text">
      <style:text-properties officeooo:rsid="00266dd3"/>
    </style:style>
    <style:style style:name="T6" style:family="text">
      <style:text-properties officeooo:rsid="002a124e"/>
    </style:style>
    <style:style style:name="T7" style:family="text">
      <style:text-properties officeooo:rsid="002e27c8"/>
    </style:style>
    <style:style style:name="T8" style:family="text">
      <style:text-properties officeooo:rsid="0035b5ae"/>
    </style:style>
    <style:style style:name="T9" style:family="text">
      <style:text-properties officeooo:rsid="003936c4"/>
    </style:style>
    <style:style style:name="T10" style:family="text">
      <style:text-properties officeooo:rsid="00396978"/>
    </style:style>
    <style:style style:name="T11" style:family="text">
      <style:text-properties officeooo:rsid="003a61e5"/>
    </style:style>
    <style:style style:name="T12" style:family="text">
      <style:text-properties officeooo:rsid="0042fd14"/>
    </style:style>
    <style:style style:name="T13" style:family="text">
      <style:text-properties officeooo:rsid="0044d904"/>
    </style:style>
    <style:style style:name="T14" style:family="text">
      <style:text-properties officeooo:rsid="00450c98"/>
    </style:style>
    <style:style style:name="T15" style:family="text">
      <style:text-properties officeooo:rsid="0049f88a"/>
    </style:style>
    <style:style style:name="T16" style:family="text">
      <style:text-properties officeooo:rsid="004d81b9"/>
    </style:style>
    <style:style style:name="T17" style:family="text">
      <style:text-properties officeooo:rsid="004e99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MUNHO PADRE SAVINO</text:p>
      <text:p text:style-name="P2"/>
      <text:p text:style-name="P3"><text:span text:style-name="T1">Como a maioria dos eventos mais decisivos da nossa vita, o meu primeiro encontro com padre Savino aconteceu por uma ‘divina’ coincidência</text:span>. </text:p>
      <text:p text:style-name="P3">Eu estava morando em São Luís do Maranhão há dois anos; participando de um <text:span text:style-name="T14">interessante </text:span>projeto <text:span text:style-name="T1">administrado pelo</text:span> meu primo, missionário salesiano, Mansueto Dal Maso, já <text:span text:style-name="T8">naquela época </text:span>operante no Brasil há <text:span text:style-name="T3">quase 20</text:span> anos. No último dia da minha primeira visita para Itália, em 1997, fui <text:span text:style-name="T6">de carro</text:span> a re<text:span text:style-name="T6">tirar</text:span> o passaporte renovado <text:span text:style-name="T5">indispensável pelo meu reentro</text:span>. Quando estava passando na frente do Instituto Missionário Xaveriano de Vicenza,<text:span text:style-name="T3"> </text:span>onde eu estudei <text:span text:style-name="T6">dos onze até os dezasseis anos de idade</text:span>, <text:span text:style-name="T9">de repente, algo me inspirou</text:span> <text:span text:style-name="T7">a</text:span> entrar para verificar se tivesse algu<text:span text:style-name="T5">m missionário</text:span> operando no Brasil para conhecer <text:span text:style-name="T2">a sua obra</text:span> e, eventualmente, <text:span text:style-name="T2">me dispor a colaborar com ele. Quando fui na portaria do seminário, um senhor me informou que tinha um padre, também vindo do Brasil por uma visita á Itália, que iria almoçar ali e logo depois seguia o seu caminho por outros destinos. Assim ele me acompanhou para conversar com a pessoa que se tornaria o maior mestre conhecido ao longo de toda a minha vida. </text:span></text:p>
      <text:p text:style-name="P12">Savino, após me informar sobre as suas obras, me convidou para visitá-lo em Belém e ver se podia <text:span text:style-name="T4">ser do meu agrado trabalhar ao seu lado. Foi assim que, em ocasião do Círio de Nazaré do 1997, me aventurei a viajar de São Luis para Belém com a minha moto. Quando cheguei na casa provincial xaveriana, no centro de Belém, fui informado que a congregação estava em retiro em Abaitetuba e, após ter-me indicado o endereço da casa aonde Savino morava e administrava as suas obras de caridade junto com uma duzia de jovens, me transferi pra lá. Durante os dois ou três dias de espera da semana que antecipava o Círio mi dei conta que o coitado do padre estava em primeiríssima linha lidando com problemas sociais bem maiores do que eu pudesse imaginar. Por reportar um exemplo, no domingo do Círio sai de madrugada para o centro de Belém para participar daquela emocionante romaria. Sim, emocionante por que, me lembro bem, chorei bastante em ver aquela cena da multidão querendo agarrar a qualquer custo a corda mesmo que devastada pelo sofrimento, dores e exaustão; contudo, resistindo até cair sem forças sendo imediatamente substituídos por outros numerosos e impávidos romeiros esperando a própria oportunidade. Na minha imaginação, comparei aquilo ao nosso sistema econômico: as suas vítimas – quem mais e quem menos: todos nós - correm a vida toda para se agarrar a uma oportunidade de emprego que lhe dia um mínimo de dignidade; mas a maioria não consegue. Os excluídos ficam aguentando o peso da humilhação da derrota inventando algum bico, serviço contratual, ‘quebra galho’ qualquer, até si esfarelarem junto as suas famílias e viverem ás mínguas, totalmente desprotegidos das garras dessa besta chamada de ‘civilização’. <text:s/></text:span></text:p>
      <text:p text:style-name="P8">Em fim, quando voltei para a casa do padre, soube que ele tinha sofrido um assalto, tendo sido obrigado, <text:span text:style-name="T15">mediante</text:span> revolver apontado na cabeça, a abrir o cofre e <text:span text:style-name="T15">por último</text:span>, após ter roubado todo o conteúdo, trancado num banheiro. Foi ali - não sei se esse é o famoso sentimento cristão - que senti a necessidade de permanecer ao seu lado.</text:p>
      <text:p text:style-name="P4"><text:span text:style-name="T9">Após que o padre me apresentou á turma como novo componente da sua casa, c</text:span>hamei todos os moradores para conversar <text:span text:style-name="T7">toda manhã </text:span>ao redor da mesa. <text:span text:style-name="T9">Aos poucos</text:span> começamos construir um relacionamento de convívio <text:span text:style-name="T12">amigável</text:span> e a dar vida a <text:span text:style-name="T7">projetos propositivos em favor nosso e das pessoas atendidas pela obra do padre Savino. No final do 1998 demos legalidade as ações sociais do padre constituindo a atual associação Provida. Aquela turma de rapazes vindos de várias cidades do interior do Pará, aos poucos, se tornou a minha melhor companhia; curtindo com eles todos os momentos de diversão, conquistas, derrotas e compromissos. Até hoje me sinto membro desta família composta de amigos que me deixam inflado de orgulho.</text:span></text:p>
      <text:p text:style-name="P6">O padre si tornou a minha única boia protetora no oceano <text:span text:style-name="T14">imenso </text:span>em que decidi de me aventurar. <text:span text:style-name="T10">Nesse convívio de duas culturas tão diferentes, de um lado a minha cultura de camponês provinciano italiano e do outro jovens em plena explosão da vida numa cultura que valoriza o presente e o agora (“deixa a vida me levar” Zeca Pagodinho), a</text:span>dquiri muit<text:span text:style-name="T11">o novo</text:span> gosto pela vida. <text:span text:style-name="T13">Nesses instantes</text:span> <text:span text:style-name="T11">precisei muito dele para conseguir seguir em frente sem criar atritos com os outros componentes da casa e, no mesmo tempo, ampliar o meu mundo e modo de entender a realidade. </text:span><text:soft-page-break/><text:span text:style-name="T11">Amei tanto essa experiencia que hoje adoro o que eu sou e tudo o que me circunda. Não teria conseguido sem o tepor, a calma, o ‘relaxa’ duma pessoa com tamanha sabedoria como á do ‘Pai Savino’. Ele me mostrou o verdadeiro vulto de Jesus. Me fez sentir orgulho em fazer parte desta família cristiana. Falava de Deus e Jesus come se fossem seus eternos e conhecidos amigos. Derrubou muitos muros e prejuízos construídos no meu subconsciente guiado, ainda demasiadamente, por ‘ velhas opiniões formadas sobre tudo’. Me presentou pessoas de infinita humanidade e belíssimas experiencias vividas. Me chamou a aceitar qualquer pessoa que não tenha o meu perfil de como ‘amar os outros’. Conheci jovens muito felizes de ter reconhecida a própria homossexualidade e aprendi a expandir os meus horizontes mais do que a minha imaginação podia enxergar. E no enquanto melhorava a minha aceitação das diferencias, como por coincidência, crescia a nossa atuação em magníficos projetos sociais atingindo milhares de pessoas da área metropolitana e interiores.</text:span></text:p>
      <text:p text:style-name="P9">No último período do seu caminho, eu o acompanhava, <text:span text:style-name="T16">em qualidade de simples</text:span> motorista, em todos os seus compromissos religioso<text:span text:style-name="T16">s</text:span>. Com isso, tive a sorte de presenciar em muitas das reflexões das suas liturgias. Ele conseguia traduzir todas as leituras do antigo e novo testamento em postura cristã concretas para a vida quotidiana. </text:p>
      <text:p text:style-name="P7">Amei e amo <text:span text:style-name="T16">Pai </text:span>Savino pela capacidade de me revelar com <text:span text:style-name="T17">tamanha</text:span> naturalidade o que precisa para vivermos felizes de verdade. Aquela felicidade que deixa em nós um estouro de orgulho e energia para enfrentar qualquer situação e dificuldade sem perder a ternura, o amor próprio e ao próximo. </text:p>
      <text:p text:style-name="P7">Savino é um estilo de vida capaz de matar de felicidade <text:span text:style-name="T12">quem o aceita</text:span>.</text:p>
      <text:p text:style-name="P7"/>
      <text:p text:style-name="P11"><text:span text:style-name="T12">Vivere! </text:span></text:p>
      <text:p text:style-name="P11"/>
      <text:p text:style-name="P11">Carlo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07:27.739106621</meta:creation-date>
    <dc:date>2018-11-08T14:59:31.214692977</dc:date>
    <meta:editing-duration>PT23M26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12" meta:word-count="1046" meta:character-count="6252" meta:non-whitespace-character-count="5210"/>
  </office:meta>
</office:document-meta>
</file>